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5.75cm" fo:min-width="17.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 fo:min-height="7.644cm" fo:min-width="6.688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solid" draw:stroke-dash="Ultrafine_20_Dashed" svg:stroke-width="0.05cm" svg:stroke-color="#000000" draw:marker-start-width="0.205cm" draw:marker-end-width="0.205cm" draw:fill="none" draw:fill-color="#ffffff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6" style:family="graphic" style:parent-style-name="standard">
      <style:graphic-properties draw:stroke="solid" draw:stroke-dash="Ultrafine_20_Dashed" svg:stroke-width="0.05cm" svg:stroke-color="#000000" draw:marker-start-width="0.205cm" draw:marker-end-width="0.205cm" draw:fill="none" draw:fill-color="#ffffff" draw:textarea-horizontal-align="left" draw:auto-grow-height="true" draw:auto-grow-width="false" fo:min-height="0.433cm" fo:min-width="0cm" fo:padding-top="0.1cm" fo:padding-bottom="0.1cm" fo:padding-left="0.225cm" fo:padding-right="0.225cm"/>
    </style:style>
    <style:style style:name="gr7" style:family="graphic" style:parent-style-name="standard">
      <style:graphic-properties draw:stroke="solid" draw:stroke-dash="Ultrafine_20_Dashed" svg:stroke-width="0.05cm" svg:stroke-color="#000000" draw:marker-start-width="0.205cm" draw:marker-end-width="0.205cm" draw:fill="none" draw:fill-color="#ffffff" draw:textarea-horizontal-align="left" draw:auto-grow-height="true" draw:auto-grow-width="false" fo:min-height="0.357cm" fo:min-width="0cm" fo:padding-top="0.1cm" fo:padding-bottom="0.1cm" fo:padding-left="0.225cm" fo:padding-right="0.225cm"/>
    </style:style>
    <style:style style:name="gr8" style:family="graphic" style:parent-style-name="standard">
      <style:graphic-properties draw:stroke="solid" draw:stroke-dash="Ultrafine_20_Dashed" svg:stroke-width="0.05cm" svg:stroke-color="#000000" draw:marker-start-width="0.205cm" draw:marker-end-width="0.205cm" draw:fill="none" draw:fill-color="#ffffff" draw:textarea-horizontal-align="left" draw:auto-grow-height="true" draw:auto-grow-width="false" fo:min-height="0.4cm" fo:min-width="0cm" fo:padding-top="0.1cm" fo:padding-bottom="0.1cm" fo:padding-left="0.225cm" fo:padding-right="0.225cm"/>
    </style:style>
    <style:style style:name="gr9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316cm" fo:min-width="0.066cm"/>
    </style:style>
    <style:style style:name="gr10" style:family="graphic" style:parent-style-name="objectwithoutfill">
      <style:graphic-properties svg:stroke-color="#ff3366" draw:fill="none" draw:textarea-vertical-align="middle"/>
    </style:style>
    <style:style style:name="gr11" style:family="graphic" style:parent-style-name="objectwithoutfill">
      <style:graphic-properties svg:stroke-color="#ff3366" draw:marker-end="Arrow_20_concave" draw:fill="none" draw:textarea-vertical-align="middle"/>
    </style:style>
    <style:style style:name="gr12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10.55cm" fo:min-width="5.3cm"/>
    </style:style>
    <style:style style:name="gr13" style:family="graphic" style:parent-style-name="standard">
      <style:graphic-properties draw:stroke="solid" draw:stroke-dash="Ultrafine_20_Dashed" svg:stroke-width="0.05cm" svg:stroke-color="#000000" draw:marker-start-width="0.205cm" draw:marker-end-width="0.205cm" draw:fill="none" draw:fill-color="#ffffff" draw:textarea-horizontal-align="left" draw:auto-grow-height="true" draw:auto-grow-width="false" fo:min-height="0.551cm" fo:min-width="0cm" fo:padding-top="0.1cm" fo:padding-bottom="0.1cm" fo:padding-left="0.225cm" fo:padding-right="0.225cm"/>
    </style:style>
    <style:style style:name="gr14" style:family="graphic" style:parent-style-name="standard">
      <style:graphic-properties draw:stroke="solid" draw:stroke-dash="Ultrafine_20_Dashed" svg:stroke-width="0.05cm" svg:stroke-color="#000000" draw:marker-start-width="0.205cm" draw:marker-end-width="0.205cm" draw:fill="none" draw:fill-color="#ffffff" draw:textarea-horizontal-align="left" draw:auto-grow-height="true" draw:auto-grow-width="false" fo:min-height="0.477cm" fo:min-width="0cm" fo:padding-top="0.1cm" fo:padding-bottom="0.1cm" fo:padding-left="0.225cm" fo:padding-right="0.225cm"/>
    </style:style>
    <style:style style:name="gr15" style:family="graphic" style:parent-style-name="standard">
      <style:graphic-properties draw:stroke="solid" draw:stroke-dash="Ultrafine_20_Dashed" svg:stroke-width="0.05cm" svg:stroke-color="#000000" draw:marker-start-width="0.205cm" draw:marker-end-width="0.205cm" draw:fill="none" draw:fill-color="#ffffff" draw:textarea-horizontal-align="left" draw:auto-grow-height="true" draw:auto-grow-width="false" fo:min-height="0.5cm" fo:min-width="0cm" fo:padding-top="0.1cm" fo:padding-bottom="0.1cm" fo:padding-left="0.225cm" fo:padding-right="0.225cm"/>
    </style:style>
    <style:style style:name="gr16" style:family="graphic" style:parent-style-name="standard">
      <style:graphic-properties draw:stroke="solid" draw:stroke-dash="Ultrafine_20_Dashed" svg:stroke-width="0.05cm" svg:stroke-color="#000000" draw:marker-start-width="0.205cm" draw:marker-end-width="0.205cm" draw:fill="none" draw:fill-color="#ffffff" draw:textarea-horizontal-align="left" draw:auto-grow-height="true" draw:auto-grow-width="false" fo:min-height="0.239cm" fo:min-width="0cm" fo:padding-top="0.1cm" fo:padding-bottom="0.1cm" fo:padding-left="0.225cm" fo:padding-right="0.225cm"/>
    </style:style>
    <style:style style:name="gr17" style:family="graphic" style:parent-style-name="standard">
      <style:graphic-properties draw:stroke="solid" draw:stroke-dash="Ultrafine_20_Dashed" svg:stroke-width="0.05cm" svg:stroke-color="#000000" draw:marker-start-width="0.205cm" draw:marker-end-width="0.205cm" draw:fill="none" draw:fill-color="#ffffff" draw:textarea-horizontal-align="left" draw:auto-grow-height="true" draw:auto-grow-width="false" fo:min-height="0.3cm" fo:min-width="0cm" fo:padding-top="0.1cm" fo:padding-bottom="0.1cm" fo:padding-left="0.225cm" fo:padding-right="0.225cm"/>
    </style:style>
    <style:style style:name="gr18" style:family="graphic" style:parent-style-name="standard">
      <style:graphic-properties draw:fill="solid" draw:fill-color="#ffcc99" draw:textarea-horizontal-align="justify" draw:textarea-vertical-align="middle" draw:auto-grow-height="false" fo:min-height="5.25cm" fo:min-width="4cm"/>
    </style:style>
    <style:style style:name="gr19" style:family="graphic" style:parent-style-name="standard">
      <style:graphic-properties draw:stroke="solid" draw:stroke-dash="Ultrafine_20_Dashed" svg:stroke-width="0.05cm" svg:stroke-color="#000000" draw:marker-start-width="0.205cm" draw:marker-end-width="0.205cm" draw:fill="none" draw:fill-color="#ffffff" draw:textarea-horizontal-align="left" draw:auto-grow-height="true" draw:auto-grow-width="false" fo:min-height="0.7cm" fo:min-width="0cm" fo:padding-top="0.1cm" fo:padding-bottom="0.1cm" fo:padding-left="0.225cm" fo:padding-right="0.225cm"/>
    </style:style>
    <style:style style:name="gr20" style:family="graphic" style:parent-style-name="standard">
      <style:graphic-properties draw:stroke="solid" draw:stroke-dash="Ultrafine_20_Dashed" svg:stroke-width="0.05cm" svg:stroke-color="#000000" draw:marker-start-width="0.205cm" draw:marker-end-width="0.205cm" draw:fill="none" draw:fill-color="#ffffff" draw:textarea-horizontal-align="left" draw:auto-grow-height="true" draw:auto-grow-width="false" fo:min-height="0.257cm" fo:min-width="0cm" fo:padding-top="0.1cm" fo:padding-bottom="0.1cm" fo:padding-left="0.225cm" fo:padding-right="0.225cm"/>
    </style:style>
    <style:style style:name="gr21" style:family="graphic" style:parent-style-name="standard">
      <style:graphic-properties draw:fill="solid" draw:fill-color="#e6e6ff" draw:textarea-horizontal-align="justify" draw:textarea-vertical-align="middle" draw:auto-grow-height="false" fo:min-height="10.85cm" fo:min-width="5.5cm"/>
    </style:style>
    <style:style style:name="gr22" style:family="graphic" style:parent-style-name="standard">
      <style:graphic-properties draw:stroke="none" svg:stroke-color="#000000" draw:fill="none" draw:fill-color="#ffffff" fo:min-height="1.423cm"/>
    </style:style>
    <style:style style:name="gr23" style:family="graphic" style:parent-style-name="standard">
      <style:graphic-properties draw:stroke="solid" draw:stroke-dash="Ultrafine_20_Dashed" svg:stroke-width="0.05cm" svg:stroke-color="#000000" draw:marker-start-width="0.205cm" draw:marker-end-width="0.205cm" draw:fill="none" draw:fill-color="#ffffff" draw:textarea-horizontal-align="left" draw:auto-grow-height="true" draw:auto-grow-width="false" fo:min-height="0.413cm" fo:min-width="0cm" fo:padding-top="0.1cm" fo:padding-bottom="0.1cm" fo:padding-left="0.225cm" fo:padding-right="0.225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objectwithoutfill">
      <style:graphic-properties svg:stroke-color="#94006b" draw:fill="none" draw:textarea-vertical-align="middle"/>
    </style:style>
    <style:style style:name="gr26" style:family="graphic" style:parent-style-name="objectwithoutfill">
      <style:graphic-properties svg:stroke-color="#94006b" draw:marker-end="Arrow_20_concave" svg:stroke-linecap="round" draw:fill="none" draw:textarea-vertical-align="middle"/>
    </style:style>
    <style:style style:name="gr27" style:family="graphic" style:parent-style-name="objectwithoutfill">
      <style:graphic-properties svg:stroke-color="#ff3366" draw:marker-end="Arrow_20_concave" svg:stroke-linecap="square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ccffff"/>
      <style:paragraph-properties fo:text-align="center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e6e6e6"/>
      <style:paragraph-properties fo:text-align="center"/>
    </style:style>
    <style:style style:name="P10" style:family="paragraph">
      <style:text-properties fo:font-size="6pt" style:font-size-asian="6pt" style:font-size-complex="6pt"/>
    </style:style>
    <style:style style:name="P11" style:family="paragraph">
      <loext:graphic-properties draw:fill="none" draw:fill-color="#ffffff"/>
      <style:text-properties fo:font-size="6pt" style:font-size-asian="6pt" style:font-size-complex="6pt"/>
    </style:style>
    <style:style style:name="P12" style:family="paragraph">
      <loext:graphic-properties draw:fill="solid" draw:fill-color="#ffcc99"/>
      <style:paragraph-properties fo:text-align="center"/>
    </style:style>
    <style:style style:name="P13" style:family="paragraph">
      <loext:graphic-properties draw:fill="solid" draw:fill-color="#e6e6ff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7.7cm" svg:height="26cm" svg:x="2.1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9cm" svg:height="0.962cm" svg:x="11.7cm" svg:y="2.938cm">
          <draw:text-box>
            <text:p>webApp<text:span text:style-name="T1">: Object {}</text:span></text:p>
          </draw:text-box>
        </draw:frame>
        <draw:g>
          <draw:custom-shape draw:style-name="gr3" draw:text-style-name="P3" draw:layer="layout" svg:width="7.188cm" svg:height="7.894cm" svg:x="9.4cm" svg:y="17.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2.1cm" svg:height="1.2cm" svg:x="9.9cm" svg:y="17.894cm">
            <draw:text-box>
              <text:p>app()</text:p>
            </draw:text-box>
          </draw:frame>
          <draw:frame draw:style-name="gr5" draw:text-style-name="P4" draw:layer="layout" svg:width="5.951cm" svg:height="0.633cm" svg:x="9.8cm" svg:y="23.667cm">
            <draw:text-box>
              <text:p><text:span text:style-name="T2">buildBlock: function buildBlock()</text:span></text:p>
            </draw:text-box>
          </draw:frame>
          <draw:frame draw:style-name="gr6" draw:text-style-name="P4" draw:layer="layout" svg:width="5.866cm" svg:height="0.633cm" svg:x="9.8cm" svg:y="22.767cm">
            <draw:text-box>
              <text:p><text:span text:style-name="T2">buildPage: function buildPage()</text:span></text:p>
            </draw:text-box>
          </draw:frame>
          <draw:frame draw:style-name="gr7" draw:text-style-name="P6" draw:layer="layout" svg:width="4.5cm" svg:height="0.557cm" svg:x="10.6cm" svg:y="20.294cm">
            <draw:text-box>
              <text:p text:style-name="P5"><text:span text:style-name="T3">function _loadTemplates()</text:span></text:p>
            </draw:text-box>
          </draw:frame>
          <draw:frame draw:style-name="gr5" draw:text-style-name="P6" draw:layer="layout" svg:width="6.201cm" svg:height="0.557cm" svg:x="9.799cm" svg:y="24.594cm">
            <draw:text-box>
              <text:p text:style-name="P5"><text:span text:style-name="T3">serverRequest: function serverRequest()</text:span></text:p>
            </draw:text-box>
          </draw:frame>
          <draw:frame draw:style-name="gr8" draw:text-style-name="P6" draw:layer="layout" svg:width="5.812cm" svg:height="0.6cm" svg:x="9.8cm" svg:y="21.8cm">
            <draw:text-box>
              <text:p text:style-name="P5"><text:span text:style-name="T3">urlManager: function urlManager()</text:span></text:p>
            </draw:text-box>
          </draw:frame>
          <draw:frame draw:style-name="gr5" draw:text-style-name="P4" draw:layer="layout" svg:width="2.907cm" svg:height="0.633cm" svg:x="12.593cm" svg:y="19.261cm">
            <draw:text-box>
              <text:p><text:span text:style-name="T2">vars: Object {}</text:span></text:p>
            </draw:text-box>
          </draw:frame>
          <draw:frame draw:style-name="gr5" draw:text-style-name="P4" draw:layer="layout" svg:width="3.403cm" svg:height="0.633cm" svg:x="12.297cm" svg:y="18.094cm">
            <draw:text-box>
              <text:p><text:span text:style-name="T2">init: function init()</text:span></text:p>
            </draw:text-box>
          </draw:frame>
          <draw:custom-shape draw:style-name="gr9" draw:text-style-name="P7" draw:layer="layout" svg:width="0.8cm" svg:height="0.8cm" svg:x="9.7cm" svg:y="20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layout" svg:x1="15.2cm" svg:y1="20.594cm" svg:x2="17.7cm" svg:y2="20.6cm">
            <text:p/>
          </draw:line>
          <draw:line draw:style-name="gr10" draw:text-style-name="P8" draw:layer="layout" svg:x1="17.6cm" svg:y1="20.594cm" svg:x2="17.6cm" svg:y2="27.094cm">
            <text:p/>
          </draw:line>
          <draw:line draw:style-name="gr11" draw:text-style-name="P8" draw:layer="layout" svg:x1="17.6cm" svg:y1="27cm" svg:x2="1.7cm" svg:y2="27cm">
            <text:p/>
          </draw:line>
        </draw:g>
        <draw:frame draw:style-name="gr5" draw:text-style-name="P4" draw:layer="layout" svg:width="2.907cm" svg:height="0.633cm" svg:x="3.3cm" svg:y="2.3cm">
          <draw:text-box>
            <text:p><text:span text:style-name="T2">vars: Object {}</text:span></text:p>
          </draw:text-box>
        </draw:frame>
        <draw:g>
          <draw:custom-shape draw:style-name="gr12" draw:text-style-name="P9" draw:layer="layout" svg:width="5.8cm" svg:height="10.8cm" svg:x="3.4cm" svg:y="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749cm" svg:height="0.962cm" svg:x="3.692cm" svg:y="5.2cm">
            <draw:text-box>
              <text:p>db()</text:p>
            </draw:text-box>
          </draw:frame>
          <draw:frame draw:style-name="gr13" draw:text-style-name="P11" draw:layer="layout" svg:width="5.263cm" svg:height="0.751cm" svg:x="3.637cm" svg:y="10.349cm">
            <draw:text-box>
              <text:p text:style-name="P10">getBlockContent: function getBlockContent()</text:p>
            </draw:text-box>
          </draw:frame>
          <draw:frame draw:style-name="gr7" draw:text-style-name="P11" draw:layer="layout" svg:width="4.941cm" svg:height="0.557cm" svg:x="3.615cm" svg:y="7.843cm">
            <draw:text-box>
              <text:p text:style-name="P10">getChildTerms: function getChildTerms()</text:p>
            </draw:text-box>
          </draw:frame>
          <draw:frame draw:style-name="gr14" draw:text-style-name="P11" draw:layer="layout" svg:width="5.263cm" svg:height="0.677cm" svg:x="3.615cm" svg:y="8.623cm">
            <draw:text-box>
              <text:p text:style-name="P10">getTermByName: function getTermByName()</text:p>
            </draw:text-box>
          </draw:frame>
          <draw:frame draw:style-name="gr14" draw:text-style-name="P11" draw:layer="layout" svg:width="5.263cm" svg:height="0.677cm" svg:x="3.615cm" svg:y="9.6cm">
            <draw:text-box>
              <text:p text:style-name="P10">getTerminNodes: function getTerminNodes()</text:p>
            </draw:text-box>
          </draw:frame>
          <draw:frame draw:style-name="gr14" draw:text-style-name="P11" draw:layer="layout" svg:width="5.37cm" svg:height="0.677cm" svg:x="3.63cm" svg:y="11.2cm">
            <draw:text-box>
              <text:p text:style-name="P10">getVocabularyByName: function getVocabularyByName()</text:p>
            </draw:text-box>
          </draw:frame>
          <draw:frame draw:style-name="gr7" draw:text-style-name="P6" draw:layer="layout" svg:width="3.222cm" svg:height="0.557cm" svg:x="5.548cm" svg:y="5.243cm">
            <draw:text-box>
              <text:p text:style-name="P5">init: function init()</text:p>
            </draw:text-box>
          </draw:frame>
          <draw:frame draw:style-name="gr7" draw:text-style-name="P6" draw:layer="layout" svg:width="2.685cm" svg:height="0.557cm" svg:x="5.656cm" svg:y="6.043cm">
            <draw:text-box>
              <text:p text:style-name="P5">vars: Object {}</text:p>
            </draw:text-box>
          </draw:frame>
          <draw:frame draw:style-name="gr15" draw:text-style-name="P11" draw:layer="layout" svg:width="5cm" svg:height="0.7cm" svg:x="3.6cm" svg:y="6.9cm">
            <draw:text-box>
              <text:p text:style-name="P10">loadData: function loadData()</text:p>
            </draw:text-box>
          </draw:frame>
          <draw:frame draw:style-name="gr16" draw:text-style-name="P11" draw:layer="layout" svg:width="4.941cm" svg:height="0.439cm" svg:x="3.615cm" svg:y="11.943cm">
            <draw:text-box>
              <text:p text:style-name="P10">loadTemplates: function loadTemplates()</text:p>
            </draw:text-box>
          </draw:frame>
          <draw:frame draw:style-name="gr17" draw:text-style-name="P11" draw:layer="layout" svg:width="4.941cm" svg:height="0.5cm" svg:x="3.615cm" svg:y="12.5cm">
            <draw:text-box>
              <text:p text:style-name="P10">nodeLoad: function nodeLoad()</text:p>
            </draw:text-box>
          </draw:frame>
          <draw:frame draw:style-name="gr7" draw:text-style-name="P11" draw:layer="layout" svg:width="4.941cm" svg:height="0.557cm" svg:x="3.615cm" svg:y="13.143cm">
            <draw:text-box>
              <text:p text:style-name="P10">query: function query()</text:p>
            </draw:text-box>
          </draw:frame>
          <draw:frame draw:style-name="gr7" draw:text-style-name="P11" draw:layer="layout" svg:width="4.941cm" svg:height="0.557cm" svg:x="3.615cm" svg:y="13.8cm">
            <draw:text-box>
              <text:p text:style-name="P10">replaceUrl: function replaceUrl()</text:p>
            </draw:text-box>
          </draw:frame>
          <draw:frame draw:style-name="gr7" draw:text-style-name="P11" draw:layer="layout" svg:width="4.941cm" svg:height="0.557cm" svg:x="3.615cm" svg:y="14.5cm">
            <draw:text-box>
              <text:p text:style-name="P10">saveTemplates: function _saveTemplates()</text:p>
            </draw:text-box>
          </draw:frame>
        </draw:g>
        <draw:g>
          <draw:custom-shape draw:style-name="gr18" draw:text-style-name="P12" draw:layer="layout" svg:width="4.5cm" svg:height="5.5cm" svg:x="3.9cm" svg:y="17.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2.4cm" svg:height="1.2cm" svg:x="4cm" svg:y="17.6cm">
            <draw:text-box>
              <text:p>draw()</text:p>
            </draw:text-box>
          </draw:frame>
          <draw:frame draw:style-name="gr19" draw:text-style-name="P4" draw:layer="layout" svg:width="2.907cm" svg:height="0.9cm" svg:x="5.3cm" svg:y="18.5cm">
            <draw:text-box>
              <text:p><text:span text:style-name="T2">vars: Object {}</text:span></text:p>
            </draw:text-box>
          </draw:frame>
          <draw:frame draw:style-name="gr20" draw:text-style-name="P11" draw:layer="layout" svg:width="4.1cm" svg:height="0.457cm" svg:x="4.1cm" svg:y="20.5cm">
            <draw:text-box>
              <text:p text:style-name="P10"><text:span text:style-name="T4">insert: function insert()</text:span></text:p>
            </draw:text-box>
          </draw:frame>
          <draw:frame draw:style-name="gr7" draw:text-style-name="P6" draw:layer="layout" svg:width="3cm" svg:height="0.557cm" svg:x="5.1cm" svg:y="19.543cm">
            <draw:text-box>
              <text:p text:style-name="P5"><text:span text:style-name="T3">init: function init()</text:span></text:p>
            </draw:text-box>
          </draw:frame>
          <draw:frame draw:style-name="gr20" draw:text-style-name="P11" draw:layer="layout" svg:width="4.1cm" svg:height="0.457cm" svg:x="4.1cm" svg:y="21.2cm">
            <draw:text-box>
              <text:p text:style-name="P10"><text:span text:style-name="T4">insertBlock: function insertBlock()</text:span></text:p>
            </draw:text-box>
          </draw:frame>
          <draw:frame draw:style-name="gr20" draw:text-style-name="P11" draw:layer="layout" svg:width="4.1cm" svg:height="0.457cm" svg:x="4.1cm" svg:y="22.2cm">
            <draw:text-box>
              <text:p text:style-name="P10"><text:span text:style-name="T4">wrapContent: function wrapContent()</text:span></text:p>
            </draw:text-box>
          </draw:frame>
        </draw:g>
        <draw:g>
          <draw:custom-shape draw:style-name="gr21" draw:text-style-name="P13" draw:layer="layout" svg:width="6cm" svg:height="11.1cm" svg:x="12.5cm" svg:y="5.9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2" draw:layer="layout" svg:width="4.1cm" svg:height="1.673cm" svg:x="12.6cm" svg:y="6cm">
            <draw:text-box>
              <text:p>iDBmodule()</text:p>
            </draw:text-box>
          </draw:frame>
          <draw:frame draw:style-name="gr7" draw:text-style-name="P6" draw:layer="layout" svg:width="3cm" svg:height="0.557cm" svg:x="15.1cm" svg:y="7.043cm">
            <draw:text-box>
              <text:p text:style-name="P5"><text:span text:style-name="T3">init: function init()</text:span></text:p>
            </draw:text-box>
          </draw:frame>
          <draw:frame draw:style-name="gr16" draw:text-style-name="P11" draw:layer="layout" svg:width="1.9cm" svg:height="0.439cm" svg:x="15.1cm" svg:y="7.8cm">
            <draw:text-box>
              <text:p text:style-name="P10"><text:span text:style-name="T4">dbInfo: Array []</text:span></text:p>
            </draw:text-box>
          </draw:frame>
          <draw:frame draw:style-name="gr20" draw:text-style-name="P11" draw:layer="layout" svg:width="4.1cm" svg:height="0.457cm" svg:x="12.7cm" svg:y="8.4cm">
            <draw:text-box>
              <text:p text:style-name="P10"><text:span text:style-name="T4">addRecord: function addRecord()</text:span></text:p>
            </draw:text-box>
          </draw:frame>
          <draw:frame draw:style-name="gr20" draw:text-style-name="P11" draw:layer="layout" svg:width="4.1cm" svg:height="0.457cm" svg:x="12.7cm" svg:y="8.943cm">
            <draw:text-box>
              <text:p text:style-name="P10"><text:span text:style-name="T4">addRecords: function addRecords()</text:span></text:p>
            </draw:text-box>
          </draw:frame>
          <draw:frame draw:style-name="gr20" draw:text-style-name="P11" draw:layer="layout" svg:width="4.1cm" svg:height="0.457cm" svg:x="12.7cm" svg:y="9.543cm">
            <draw:text-box>
              <text:p text:style-name="P10"><text:span text:style-name="T4">checkState: function _checkState()</text:span></text:p>
            </draw:text-box>
          </draw:frame>
          <draw:frame draw:style-name="gr20" draw:text-style-name="P11" draw:layer="layout" svg:width="4.1cm" svg:height="0.457cm" svg:x="12.7cm" svg:y="10.2cm">
            <draw:text-box>
              <text:p text:style-name="P10"><text:span text:style-name="T4">clearStore: function clearStore()</text:span></text:p>
            </draw:text-box>
          </draw:frame>
          <draw:frame draw:style-name="gr20" draw:text-style-name="P11" draw:layer="layout" svg:width="4.1cm" svg:height="0.457cm" svg:x="12.7cm" svg:y="10.8cm">
            <draw:text-box>
              <text:p text:style-name="P10"><text:span text:style-name="T4">createStore: function createStore()</text:span></text:p>
            </draw:text-box>
          </draw:frame>
          <draw:frame draw:style-name="gr20" draw:text-style-name="P11" draw:layer="layout" svg:width="4.1cm" svg:height="0.457cm" svg:x="12.7cm" svg:y="11.4cm">
            <draw:text-box>
              <text:p text:style-name="P10"><text:span text:style-name="T4">deleteRecord: function deleteRecord()</text:span></text:p>
            </draw:text-box>
          </draw:frame>
          <draw:frame draw:style-name="gr20" draw:text-style-name="P11" draw:layer="layout" svg:width="4.1cm" svg:height="0.457cm" svg:x="12.7cm" svg:y="12cm">
            <draw:text-box>
              <text:p text:style-name="P10"><text:span text:style-name="T4">deleteStore: function deleteStore()</text:span></text:p>
            </draw:text-box>
          </draw:frame>
          <draw:frame draw:style-name="gr20" draw:text-style-name="P11" draw:layer="layout" svg:width="4.1cm" svg:height="0.457cm" svg:x="12.7cm" svg:y="12.543cm">
            <draw:text-box>
              <text:p text:style-name="P10"><text:span text:style-name="T4">dropDB: function dropDB()</text:span></text:p>
            </draw:text-box>
          </draw:frame>
          <draw:frame draw:style-name="gr20" draw:text-style-name="P11" draw:layer="layout" svg:width="4.1cm" svg:height="0.457cm" svg:x="12.7cm" svg:y="13.1cm">
            <draw:text-box>
              <text:p text:style-name="P10"><text:span text:style-name="T4">getInfo: function getInfo()</text:span></text:p>
            </draw:text-box>
          </draw:frame>
          <draw:frame draw:style-name="gr20" draw:text-style-name="P11" draw:layer="layout" svg:width="4.1cm" svg:height="0.457cm" svg:x="12.7cm" svg:y="13.643cm">
            <draw:text-box>
              <text:p text:style-name="P10"><text:span text:style-name="T4">getListStores: function getListStores()</text:span></text:p>
            </draw:text-box>
          </draw:frame>
          <draw:frame draw:style-name="gr20" draw:text-style-name="P11" draw:layer="layout" svg:width="4.1cm" svg:height="0.457cm" svg:x="12.7cm" svg:y="14.2cm">
            <draw:text-box>
              <text:p text:style-name="P10"><text:span text:style-name="T4">getRecord: function getRecord()</text:span></text:p>
            </draw:text-box>
          </draw:frame>
          <draw:frame draw:style-name="gr20" draw:text-style-name="P11" draw:layer="layout" svg:width="4.1cm" svg:height="0.457cm" svg:x="12.7cm" svg:y="14.8cm">
            <draw:text-box>
              <text:p text:style-name="P10"><text:span text:style-name="T4">getRecords: function getRecords()</text:span></text:p>
            </draw:text-box>
          </draw:frame>
          <draw:frame draw:style-name="gr20" draw:text-style-name="P11" draw:layer="layout" svg:width="4.1cm" svg:height="0.457cm" svg:x="12.7cm" svg:y="15.443cm">
            <draw:text-box>
              <text:p text:style-name="P10"><text:span text:style-name="T4">numRecords: function numRecords()</text:span></text:p>
            </draw:text-box>
          </draw:frame>
        </draw:g>
        <draw:frame draw:style-name="gr23" draw:text-style-name="P6" draw:layer="layout" svg:width="3.4cm" svg:height="0.613cm" svg:x="3.3cm" svg:y="3.4cm">
          <draw:text-box>
            <text:p text:style-name="P5"><text:span text:style-name="T3">init: function init()</text:span></text:p>
          </draw:text-box>
        </draw:frame>
        <draw:frame draw:style-name="gr8" draw:text-style-name="P6" draw:layer="layout" svg:width="3.8cm" svg:height="0.6cm" svg:x="3.3cm" svg:y="26cm">
          <draw:text-box>
            <text:p text:style-name="P5"><text:span text:style-name="T3">run: function _runApp()</text:span></text:p>
          </draw:text-box>
        </draw:frame>
        <draw:line draw:style-name="gr24" draw:text-style-name="P8" draw:layer="layout" svg:x1="2.5cm" svg:y1="2.5cm" svg:x2="2.5cm" svg:y2="26.9cm">
          <text:p/>
        </draw:line>
        <draw:line draw:style-name="gr24" draw:text-style-name="P8" draw:layer="layout" svg:x1="2.5cm" svg:y1="24.6cm" svg:x2="9.4cm" svg:y2="24.6cm">
          <text:p/>
        </draw:line>
        <draw:line draw:style-name="gr24" draw:text-style-name="P8" draw:layer="layout" svg:x1="2.5cm" svg:y1="19.7cm" svg:x2="3.9cm" svg:y2="19.7cm">
          <text:p/>
        </draw:line>
        <draw:line draw:style-name="gr24" draw:text-style-name="P8" draw:layer="layout" svg:x1="2.6cm" svg:y1="16.5cm" svg:x2="12.5cm" svg:y2="16.6cm">
          <text:p/>
        </draw:line>
        <draw:line draw:style-name="gr24" draw:text-style-name="P8" draw:layer="layout" svg:x1="2.5cm" svg:y1="5.7cm" svg:x2="3.4cm" svg:y2="5.7cm">
          <text:p/>
        </draw:line>
        <draw:line draw:style-name="gr24" draw:text-style-name="P8" draw:layer="layout" svg:x1="2.5cm" svg:y1="2.5cm" svg:x2="3.3cm" svg:y2="2.5cm">
          <text:p/>
        </draw:line>
        <draw:line draw:style-name="gr24" draw:text-style-name="P8" draw:layer="layout" svg:x1="2.5cm" svg:y1="3.7cm" svg:x2="3.3cm" svg:y2="3.7cm">
          <text:p/>
        </draw:line>
        <draw:line draw:style-name="gr24" draw:text-style-name="P8" draw:layer="layout" svg:x1="2.5cm" svg:y1="26.4cm" svg:x2="3.3cm" svg:y2="26.4cm">
          <text:p/>
        </draw:line>
        <draw:line draw:style-name="gr11" draw:text-style-name="P8" draw:layer="layout" svg:x1="1.7cm" svg:y1="27cm" svg:x2="1.7cm" svg:y2="12.1cm">
          <text:p/>
        </draw:line>
        <draw:line draw:style-name="gr11" draw:text-style-name="P8" draw:layer="layout" svg:x1="1.7cm" svg:y1="12.2cm" svg:x2="3.7cm" svg:y2="12.2cm">
          <text:p/>
        </draw:line>
        <draw:line draw:style-name="gr10" draw:text-style-name="P8" draw:layer="layout" svg:x1="8.6cm" svg:y1="12.1cm" svg:x2="10.9cm" svg:y2="12.2cm">
          <text:p/>
        </draw:line>
        <draw:line draw:style-name="gr11" draw:text-style-name="P8" draw:layer="layout" svg:x1="10.9cm" svg:y1="12.2cm" svg:x2="10.9cm" svg:y2="3.7cm">
          <text:p/>
        </draw:line>
        <draw:line draw:style-name="gr11" draw:text-style-name="P8" draw:layer="layout" svg:x1="10.8cm" svg:y1="3.8cm" svg:x2="6.7cm" svg:y2="3.8cm">
          <text:p/>
        </draw:line>
        <draw:line draw:style-name="gr10" draw:text-style-name="P8" draw:layer="layout" svg:x1="3.315cm" svg:y1="3.9cm" svg:x2="0.7cm" svg:y2="5.7cm">
          <text:p/>
        </draw:line>
        <draw:line draw:style-name="gr10" draw:text-style-name="P8" draw:layer="layout" svg:x1="0.7cm" svg:y1="5.6cm" svg:x2="0.7cm" svg:y2="7.4cm">
          <text:p/>
        </draw:line>
        <draw:line draw:style-name="gr11" draw:text-style-name="P8" draw:layer="layout" svg:x1="0.7cm" svg:y1="7.4cm" svg:x2="4cm" svg:y2="7.4cm">
          <text:p/>
        </draw:line>
        <draw:line draw:style-name="gr25" draw:text-style-name="P8" draw:layer="layout" svg:x1="8.4cm" svg:y1="7.3cm" svg:x2="12cm" svg:y2="7.3cm">
          <text:p/>
        </draw:line>
        <draw:line draw:style-name="gr25" draw:text-style-name="P8" draw:layer="layout" svg:x1="11.9cm" svg:y1="7.4cm" svg:x2="11.9cm" svg:y2="17.2cm">
          <text:p/>
        </draw:line>
        <draw:line draw:style-name="gr25" draw:text-style-name="P8" draw:layer="layout" svg:x1="11.9cm" svg:y1="17.2cm" svg:x2="8.9cm" svg:y2="17.2cm">
          <text:p/>
        </draw:line>
        <draw:line draw:style-name="gr25" draw:text-style-name="P8" draw:layer="layout" svg:x1="8.9cm" svg:y1="17.2cm" svg:x2="8.9cm" svg:y2="22.1cm">
          <text:p/>
        </draw:line>
        <draw:line draw:style-name="gr26" draw:text-style-name="P8" draw:layer="layout" svg:x1="8.9cm" svg:y1="22.1cm" svg:x2="9.9cm" svg:y2="22.1cm">
          <text:p/>
        </draw:line>
        <draw:line draw:style-name="gr10" draw:text-style-name="P8" draw:layer="layout" svg:x1="17cm" svg:y1="22.1cm" svg:x2="15.6cm" svg:y2="22.1cm">
          <text:p/>
        </draw:line>
        <draw:line draw:style-name="gr10" draw:text-style-name="P8" draw:layer="layout" svg:x1="17cm" svg:y1="22.1cm" svg:x2="17cm" svg:y2="23.1cm">
          <text:p/>
        </draw:line>
        <draw:line draw:style-name="gr27" draw:text-style-name="P8" draw:layer="layout" svg:x1="17cm" svg:y1="23.1cm" svg:x2="15.7cm" svg:y2="2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none" draw:fill-color="#ff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15:13:42.960000000</meta:creation-date>
    <dc:date>2017-12-19T16:57:24.521000000</dc:date>
    <meta:editing-duration>PT1H43M39S</meta:editing-duration>
    <meta:editing-cycles>15</meta:editing-cycles>
    <meta:generator>LibreOffice/4.4.4.3$Windows_x86 LibreOffice_project/2c39ebcf046445232b798108aa8a7e7d89552ea8</meta:generator>
    <meta:document-statistic meta:object-count="85"/>
  </office:meta>
</office:document-meta>
</file>